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75pt"/>
    </style:style>
    <style:style style:name="co2" style:family="table-column">
      <style:table-column-properties fo:break-before="auto" style:column-width="88.84pt"/>
    </style:style>
    <style:style style:name="co3" style:family="table-column">
      <style:table-column-properties fo:break-before="auto" style:column-width="183.26pt"/>
    </style:style>
    <style:style style:name="co4" style:family="table-column">
      <style:table-column-properties fo:break-before="auto" style:column-width="56.0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1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3333"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riment 1" table:style-name="ta1" table:print-ranges="'Experiment 1'.C31:'Experiment 1'.C3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Our GCP-solver</text:p>
          </table:table-cell>
          <table:table-cell table:style-name="ce1" office:value-type="string" calcext:value-type="string">
            <text:p>GCP-solver with random intial solution </text:p>
          </table:table-cell>
          <table:table-cell table:style-name="ce1" office:value-type="string" calcext:value-type="string">
            <text:p>Difference</text:p>
          </table:table-cell>
          <table:table-cell table:number-columns-repeated="2"/>
          <table:table-cell table:style-name="ce1"/>
        </table:table-row>
        <table:table-row table:style-name="ro1">
          <table:table-cell table:style-name="ce1" office:value-type="string" calcext:value-type="string">
            <text:p>Queen9_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450_5c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450_5d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c500.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een14_14 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Queen15_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ool1 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chool1_nsh 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eroin.i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psol2.i.3 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psol2.i.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hx.i.2 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hx.i.3 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450_15d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les750 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lsol.i.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c250.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les10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2" calcext:value-type="float">
            <text:p>42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hx.i.1 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psol2.i.1 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ock400_1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ock400_2 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r500.1c 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lat1000_60 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c1000.5 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9" calcext:value-type="float">
            <text:p>109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1000.1c 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ock800_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rock800_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4" calcext:value-type="float">
            <text:p>124</text:p>
          </table:table-cell>
          <table:table-cell table:style-name="ce2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tin_square_10 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c500.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2000.5 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sjc1000.9 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24">
          <table:table-cell table:number-columns-repeated="7"/>
        </table:table-row>
        <table:table-row table:style-name="ro1">
          <table:table-cell table:number-columns-repeated="3"/>
          <table:table-cell table:formula="of:=SUM([.D2:.D1048557])" office:value-type="float" office:value="54" calcext:value-type="float">
            <text:p>54</text:p>
          </table:table-cell>
          <table:table-cell table:number-columns-repeated="3"/>
        </table:table-row>
      </table:table>
      <table:table table:name="Experiment2" table:style-name="ta1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Graph</text:p>
          </table:table-cell>
          <table:table-cell table:style-name="ce3" office:value-type="string" calcext:value-type="string">
            <text:p>original GCP-solver</text:p>
          </table:table-cell>
          <table:table-cell office:value-type="string" calcext:value-type="string">
            <text:p>GCP-solver with solution replacement 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Queen8_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en9_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5d 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25c 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450_15d 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les750 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jc250.5(brench4) 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300_28_0(brench4)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50.5(brench4) 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400_2 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ck400_3 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at1000_60 (brench 3) 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sjc1000.5 (brench 2)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00.1c (brench 2) 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ock800_2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ck800_4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tin_square (brench 2)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jc1000.1 (brench 3) 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sjc500.9(brench4)</text:p>
          </table:table-cell>
          <table:table-cell office:value-type="float" office:value="150" calcext:value-type="float">
            <text:p>15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2000.5 (brench 1)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1000.5 (brench 1) </text:p>
          </table:table-cell>
          <table:table-cell office:value-type="float" office:value="268" calcext:value-type="float">
            <text:p>268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sjc1000.9 (brench 1) 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4000.5 <text:s/>(brench 1) 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1:49:54.626116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6:28:30.649249069</meta:creation-date>
    <dc:date>2017-01-29T16:34:10.792053932</dc:date>
    <meta:editing-duration>PT5H5M37S</meta:editing-duration>
    <meta:editing-cycles>17</meta:editing-cycles>
    <meta:generator>LibreOffice/5.1.4.2$Linux_X86_64 LibreOffice_project/10m0$Build-2</meta:generator>
    <meta:document-statistic meta:table-count="2" meta:cell-count="229" meta:object-count="0"/>
  </office:meta>
</office:document-meta>
</file>